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face style:name="Ubuntu Light" svg:font-family="'Ubuntu Light'"/>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cm" fo:margin-bottom="0.801cm"/>
      <style:text-properties fo:font-size="16pt" style:font-size-asian="16pt" style:font-size-complex="16pt"/>
    </style:style>
    <style:style style:name="P2" style:family="paragraph" style:parent-style-name="Standard">
      <style:paragraph-properties fo:margin-top="0cm" fo:margin-bottom="0.3cm"/>
    </style:style>
    <style:style style:name="P3" style:family="paragraph" style:parent-style-name="Standard" style:list-style-name="L2">
      <style:paragraph-properties fo:margin-top="0cm" fo:margin-bottom="0.3cm"/>
    </style:style>
    <style:style style:name="P4" style:family="paragraph" style:parent-style-name="Standard">
      <style:paragraph-properties fo:margin-top="0cm" fo:margin-bottom="0.3cm"/>
      <style:text-properties fo:font-weight="bold" style:font-weight-asian="bold" style:font-weight-complex="bold"/>
    </style:style>
    <style:style style:name="P5" style:family="paragraph" style:parent-style-name="Standard">
      <style:paragraph-properties fo:margin-top="0cm" fo:margin-bottom="0.3cm"/>
      <style:text-properties fo:font-weight="normal" style:font-weight-asian="normal" style:font-weight-complex="normal"/>
    </style:style>
    <style:style style:name="P6" style:family="paragraph" style:parent-style-name="Standard">
      <style:paragraph-properties fo:margin-top="0cm" fo:margin-bottom="0.3cm"/>
      <style:text-properties fo:font-weight="normal" fo:background-color="#ffff00" style:font-weight-asian="normal" style:font-weight-complex="normal"/>
    </style:style>
    <style:style style:name="P7" style:family="paragraph" style:parent-style-name="Standard" style:list-style-name="L2">
      <style:paragraph-properties fo:margin-top="0cm" fo:margin-bottom="0.101cm"/>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ffff00" style:font-weight-asian="normal" style:font-weight-complex="normal"/>
    </style:style>
    <style:style style:name="T4" style:family="text">
      <style:text-properties fo:background-color="#ffff00"/>
    </style:style>
    <style:style style:name="T5" style:family="text">
      <style:text-properties fo:background-color="transparent"/>
    </style:style>
    <style:style style:name="T6" style:family="text">
      <style:text-properties style:text-underline-style="solid" style:text-underline-width="auto" style:text-underline-color="font-color" fo:background-color="#ffff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uckanleitung zu den neuen Kursunterlagen für C++FOR</text:p>
      <text:p text:style-name="P4">Kapitel:</text:p>
      <text:p text:style-name="P2">Die neuen Kursunterlagen für die C++FOR-Schulung bestehen aus <text:span text:style-name="T1">sieben Kapiteln</text:span>, die im Namen einerseits nummeriert sind, andererseits das traditionelle Kürzel aus drei Buchstaben haben. Es gibt dazu einzelne PDF-Dateien mit folgenden Namen:</text:p>
      <text:list xml:id="list2030331006" text:style-name="L2">
        <text:list-item>
          <text:p text:style-name="P7">01_Bas_CppFor</text:p>
        </text:list-item>
        <text:list-item>
          <text:p text:style-name="P7">02_Spc_CppFor</text:p>
        </text:list-item>
        <text:list-item>
          <text:p text:style-name="P7">03_Oot_CppFor</text:p>
        </text:list-item>
        <text:list-item>
          <text:p text:style-name="P7">04_Stl_CppFor</text:p>
        </text:list-item>
        <text:list-item>
          <text:p text:style-name="P7">05_Ptc_CppFor</text:p>
        </text:list-item>
        <text:list-item>
          <text:p text:style-name="P7">06_Exc_CppFor</text:p>
        </text:list-item>
        <text:list-item>
          <text:p text:style-name="P3">07_Res_CppFor</text:p>
        </text:list-item>
      </text:list>
      <text:p text:style-name="P5">Kapitel 1 umfasst ausgedruckt ca. 50 Seiten (beidseitiger Druck OK), <text:span text:style-name="T4">Kapitel 2 bis 7 </text:span><text:span text:style-name="T5">bestehen aus </text:span><text:span text:style-name="T4">jeweils nur </text:span><text:span text:style-name="T6">zwei</text:span><text:span text:style-name="T4">(!) Seiten</text:span> bzw. aus Vorder- und Rückseite eines einzigen Blatts bei beidseitigem Druck (ist dafür OK).</text:p>
      <text:p text:style-name="P5">Der Grund ist, dass ich künftig einen wesentlichen Teil meiner Präsentation den Teilnehmern in “elektronischer Form” (auf USB-Stick) zur Verfügung stellen werde, damit sie den darin enthaltenen Internet-Links bei Bedarf einfach mit Mausklick folgen können.</text:p>
      <text:p text:style-name="P6">Außer den sieben Kapiteln erhalten die Teilnehmer noch 26 Info-Graphiken zum Audruck im Format DIN-A3<text:span text:style-name="T5"> – dazu weiter unten noch mehr.</text:span></text:p>
      <text:p text:style-name="P4">Kursordner:</text:p>
      <text:p text:style-name="P2">Die sieben Kapitel sollen in einen normalen Kursordner eingeheftet werden, also keine feste Ringbindung, damit die Teilnehmer ggf. auch eigene Notizen und zusätzliches Material (z.B. Ausdrucke ihrer Übungslösungen) sowie am Kapitelende die Info-Graphiken einheften können. <text:span text:style-name="T5">Auf der letzten Seite jedes Kapitels sind daher die Titel der zu diesem Kapitel zugehörigen Info-Graphiken aufgeführt.</text:span></text:p>
      <text:p text:style-name="P2">Der Kursordner sollte durch Registerblätter am besten in <text:span text:style-name="T1">acht Abschnitte</text:span><text:span text:style-name="T2"> unterteilt sein</text:span>, der letzte Abschnit steht dann für eventuelle ergänzende Unterlagen zur Verfügung, <text:s/>die möglicherweise pro Kurs individuell anfallen.</text:p>
      <text:p text:style-name="P2">(Evtl. können in diesen letzten Abschnitt zunächst auch die Info-Graphiken eingehängt werden, um so den Aufwand für des Einsortieren an die Teilnehmer zu übetragen.)</text:p>
      <text:p text:style-name="P4">Info-Graphiken:</text:p>
      <text:p text:style-name="P2">Diese habe ich zur Vereinfachung der Handhabung für Sie in einer Gesamtdatei zusammengefasst, ausgedruckt müssten es <text:span text:style-name="T1">26 Seiten im Format DIN A3 quer</text:span><text:span text:style-name="T2"> sein, bitte </text:span><text:span text:style-name="T1">nicht doppelseitig drucken!</text:span><text:span text:style-name="T2"> (Herrn Kapp hatte ich vergangene Woche bereits ein paar Proben zur Verfügung gestellt und er meinte, das Ausdrucken auf der großen Kopiermaschine sei für ihn problemlos gewesen und somit sollte es auch für Sie so sein.)</text:span></text:p>
      <text:p text:style-name="P2"><text:span text:style-name="T2">Z</text:span>um Einhängen in den Kursordner sollten die DIN-A3 Blätter mit den Info-Graphiken am linken Rand gelocht werden, wobei das (zweimalige) Falten auf DIN-A4 Format zwecks Einklappen in den Ordner ggf. den Teilnehmern überlassen werden kan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Ubuntu" svg:font-family="Ubuntu"/>
    <style:font-face style:name="Ubuntu Light" svg:font-family="'Ubuntu Light'"/>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Ubuntu Light"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Ubuntu"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Ubuntu Light"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Ubuntu Light"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Ubuntu Light"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Synopoly)</meta:initial-creator>
    <meta:creation-date>2014-02-05T21:03:56</meta:creation-date>
    <dc:date>2014-02-05T23:45:20</dc:date>
    <dc:creator>Martin (Synopoly)</dc:creator>
    <meta:editing-duration>PT2H6M19S</meta:editing-duration>
    <meta:editing-cycles>3</meta:editing-cycles>
    <meta:generator>LibreOffice/3.5$Linux_X86_64 LibreOffice_project/350m1$Build-2</meta:generator>
    <meta:document-statistic meta:table-count="0" meta:image-count="0" meta:object-count="0" meta:page-count="1" meta:paragraph-count="20" meta:word-count="350" meta:character-count="2451" meta:non-whitespace-character-count="2127"/>
  </office:meta>
</office:document-meta>
</file>